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41e2c" officeooo:paragraph-rsid="00141e2c" style:font-weight-asian="bold" style:font-weight-complex="bold"/>
    </style:style>
    <style:style style:name="P4" style:family="paragraph" style:parent-style-name="Standard">
      <style:text-properties fo:font-style="normal" style:text-underline-style="none" fo:font-weight="normal" officeooo:rsid="00141e2c" officeooo:paragraph-rsid="00141e2c"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15eb59" officeooo:paragraph-rsid="0015eb59"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171e33" officeooo:paragraph-rsid="0015eb59"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17f672" officeooo:paragraph-rsid="0015eb59" style:font-style-asian="normal" style:font-weight-asian="normal" style:font-style-complex="normal" style:font-weight-complex="normal"/>
    </style:style>
    <style:style style:name="P8" style:family="paragraph" style:parent-style-name="Standard">
      <style:text-properties officeooo:rsid="00171e33" officeooo:paragraph-rsid="0015eb59"/>
    </style:style>
    <style:style style:name="T1" style:family="text">
      <style:text-properties officeooo:rsid="0015eb59"/>
    </style:style>
    <style:style style:name="T2" style:family="text">
      <style:text-properties officeooo:rsid="0017e8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rentin :</text:p>
      <text:p text:style-name="P1">Quoi ?</text:p>
      <text:p text:style-name="Standard">Site mettant en relation les spectacles, artistes et bookers, permettant de noter les groupes, salles.</text:p>
      <text:p text:style-name="Standard"/>
      <text:p text:style-name="P1">Pourquoi ? </text:p>
      <text:p text:style-name="Standard">Meilleur visibilité pour le groupe, booker, plus grande facilité de communication. Salle : découvrir des groupes et communiquer avec les groupes ainsi que capacité de gestion accrue pour l'ingé son (intégré dans le site).</text:p>
      <text:p text:style-name="Standard"/>
      <text:p text:style-name="P1">Qui ? </text:p>
      <text:p text:style-name="Standard">Groupe, booker, organisateur ou personne cherchant à se renseigner.</text:p>
      <text:p text:style-name="Standard"/>
      <text:p text:style-name="P2">Théo :</text:p>
      <text:p text:style-name="P1">Qui ?</text:p>
      <text:p text:style-name="Standard">Groupe, booker, salle et visiteurs. </text:p>
      <text:p text:style-name="Standard"/>
      <text:p text:style-name="P1">Quoi ?</text:p>
      <text:p text:style-name="Standard">On développe tout ce que gère booker salles etc et potentiellement implémenté pour le public.</text:p>
      <text:p text:style-name="Standard">Les groupes peuvent s'enregistrer et donner leurs informations, le prix, le type de concert (salle, festival) plus le matériel. Ils peuvent être en relation avec le booker qui a une liste de groupe qu'il gère et de salles avec qui il travaille. Possibilité de s'enregistrer en tant qu'organisateur et matériel/personnel qu'ils possèdent, éventuellement prix location de la salle.</text:p>
      <text:p text:style-name="Standard">Les visiteurs peuvent s'inscrire ou bien être simples visiteurs et connaître les calendriers ou bien suivre groupe/salle pour connaître les événements et donner des renseignements (goûts musicaux).</text:p>
      <text:p text:style-name="Standard"/>
      <text:p text:style-name="P2">Armand :</text:p>
      <text:p text:style-name="P2"/>
      <text:p text:style-name="P1">Quoi ?</text:p>
      <text:p text:style-name="Standard">Site, style réseau social où chaque acteur (définit dans le sujet) peut s'inscrire et les différents acteurs peuvent se mettre en relation, communiquer, créer des communautés, à travers événements/ festivals.</text:p>
      <text:p text:style-name="Standard"/>
      <text:p text:style-name="P1">Pourquoi ?</text:p>
      <text:p text:style-name="Standard">Groupe, visibilité, booker, système d'organisation pour événements et groupes qu'il a en charge. Organisateurs, peuvent se coordonner également. Coordination totale. Diffusion de l'information. Site ouvert au public sur ce que chacun décide de montrer.</text:p>
      <text:p text:style-name="Standard"/>
      <text:p text:style-name="P1">Qui ?</text:p>
      <text:p text:style-name="Standard">Acteurs du sujet + public</text:p>
      <text:p text:style-name="Standard"/>
      <text:p text:style-name="P2">Charlotte</text:p>
      <text:p text:style-name="P1">Qui ?</text:p>
      <text:p text:style-name="Standard">Acteur : personne active sur le site, groupe, organisateurs, technicien et booker (à différencier des utilisateurs enregistrés et visiteurs).</text:p>
      <text:p text:style-name="Standard"/>
      <text:p text:style-name="P1">Quoi ?</text:p>
      <text:p text:style-name="Standard">Site qui permet de mettre en relation les acteurs et promouvoir les événements organisés. Permet aux utilisateurs de noter. Partage de photos ou de production musicale pour les groupes ainsi qu'une appréciation des organisateurs.</text:p>
      <text:p text:style-name="Standard"/>
      <text:p text:style-name="P1">Où ?</text:p>
      <text:p text:style-name="Standard">Régional, ou entrée dans la base de donnée pour le lieu de provenance.</text:p>
      <text:p text:style-name="Standard"><text:soft-page-break/></text:p>
      <text:p text:style-name="P1">Pourquoi ? </text:p>
      <text:p text:style-name="Standard">Facilite ou remplace le boulot du booker, permet à l'utilisateur d'avoir un poids dans le choix des groupes etc. Permet une facilité d'organisation pour les organisateurs.</text:p>
      <text:p text:style-name="Standard"/>
      <text:p text:style-name="P2">Touki</text:p>
      <text:p text:style-name="P1">Où ?</text:p>
      <text:p text:style-name="Standard">Niveau national max . Groupe doit pouvoir choisir où le groupe pourrait jouer, affiche des salles dans le périmètre désiré.</text:p>
      <text:p text:style-name="Standard"/>
      <text:p text:style-name="P1">Qui ?</text:p>
      <text:p text:style-name="Standard">Acteurs : le booker peut être remplacé. Donc destiné aux groupes et organisateurs. Le groupe peut aller sur le site pour regarder ce qui est disponible et à quelle date, même principe pour les organisateurs. Rôle pour le public qui peut voir des échantillons de musique et voir quel groupe joue à quel endroit ainsi que possibilité de laisser des commentaires.</text:p>
      <text:p text:style-name="Standard"/>
      <text:p text:style-name="P3">Baptiste</text:p>
      <text:p text:style-name="P4">Quoi ?</text:p>
      <text:p text:style-name="P4">Applications/site pouvant donner une visibilité pour les jeunes groupes auprès de booker, salles de spectacles etc.</text:p>
      <text:p text:style-name="P4"/>
      <text:p text:style-name="P4">Pourquoi ?</text:p>
      <text:p text:style-name="P4">Pour les collectivités territoriales qui cherchent à diversifier leur activités.</text:p>
      <text:p text:style-name="P4">Gain de rayonnement et de profit.</text:p>
      <text:p text:style-name="P4"/>
      <text:p text:style-name="P4">Qui ?</text:p>
      <text:p text:style-name="P4">Booker : S'occupe de groupe et peuvent en chercher de nouveau</text:p>
      <text:p text:style-name="P4">Groupes : Peuvent se servir du site comme tremplin</text:p>
      <text:p text:style-name="P4">Salles : S'offrent un moyen de ciblé des artistes par rapport à ce qu'ils cherchent à l'instant T</text:p>
      <text:p text:style-name="P4"/>
      <text:p text:style-name="P5">Idée en plus :</text:p>
      <text:p text:style-name="P5">Référencement des groupes pas forcément connu suivant trois attributs</text:p>
      <text:p text:style-name="P5">La qualité : Laissez par le publique, les booker, des groupes plus connu, les organisations.</text:p>
      <text:p text:style-name="P5">Potentielle : Tailles des salles qu'ils peuvent remplir.</text:p>
      <text:p text:style-name="P5">Espoir : Ratio du potentielle sur le temps</text:p>
      <text:p text:style-name="P8">En gros, si un groupe existe depis 6 mois et peuvent remplir une salle de 1000 personne, fort potentielle</text:p>
      <text:p text:style-name="P6">Si un groupe existe depuis 10 ans et remplissent des salles de 100 personne, faible potentielle.</text:p>
      <text:p text:style-name="P7">Cet<text:span text:style-name="T1">te</text:span> idée se base vraiment sur la promotion de JEUNE groupe</text:p>
      <text:p text:style-name="Standard"/>
      <text:p text:style-name="P2">Mise en commun :</text:p>
      <text:p text:style-name="Standard"/>
      <text:p text:style-name="Standard">Se baser sur LinkedIn pour l'authenticité et pour les contacts primaires, secondaires, tertiaires (principe du « ce groupe a reçu une recommandation de la part de X groupes avec lesquels vous travaillez »)</text:p>
      <text:p text:style-name="Standard">Principe de match via les besoins et offre technique des groupes et organisateurs.</text:p>
      <text:p text:style-name="Standard">Grosses fonctionnalités de recherche.</text:p>
      <text:p text:style-name="Standard"/>
      <text:p text:style-name="Standard">Fonctionnalité facultative de dessin de scène.</text:p>
      <text:p text:style-name="Standard">/!\ <text:span text:style-name="T2">Ne pas non plus faire un copier coller de Linked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ptiste Blanchard</meta:initial-creator>
    <meta:creation-date>2015-09-17T13:07:57.13</meta:creation-date>
    <dc:date>2015-09-17T19:01:49.324000000</dc:date>
    <meta:editing-duration>PT16M23S</meta:editing-duration>
    <meta:editing-cycles>5</meta:editing-cycles>
    <meta:generator>LibreOffice/4.4.5.2$Windows_x86 LibreOffice_project/a22f674fd25a3b6f45bdebf25400ed2adff0ff99</meta:generator>
    <meta:document-statistic meta:table-count="0" meta:image-count="0" meta:object-count="0" meta:page-count="2" meta:paragraph-count="59" meta:word-count="679" meta:character-count="4241" meta:non-whitespace-character-count="3617"/>
  </office:meta>
</office:document-meta>
</file>